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Auditor.setRepository( Repository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udito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uditor.getExchangeIdsByRange( int arg0 ,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uditor.deleteExchangesByIds( String [ ]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uditor.getMarshal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crAuditor.onExchangeAccepted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rAuditor.onExchangeSent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rAuditor.get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Auditor.setStrategy( JcrAuditor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uditor.getExchan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uditor.doSta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crAuditor.getExchangesByIds( String [ ]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